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F900000258FE87AF42495B0771.png" manifest:media-type="image/png"/>
  <manifest:file-entry manifest:full-path="Pictures/100002010000034A000002538EE5C7FE0DECEAA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 fo:font-size="10pt" fo:font-weight="bold" officeooo:rsid="0078bc5f" officeooo:paragraph-rsid="0078bc5f"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7b5ad9" officeooo:paragraph-rsid="007b5ad9"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78ee8b" officeooo:paragraph-rsid="0078ee8b"/>
    </style:style>
    <style:style style:name="P15" style:family="paragraph" style:parent-style-name="Standard">
      <style:paragraph-properties fo:text-align="end" style:justify-single-word="false"/>
      <style:text-properties fo:font-style="italic" officeooo:rsid="0078ee8b" officeooo:paragraph-rsid="0078ee8b" style:font-style-asian="italic" style:font-style-complex="italic"/>
    </style:style>
    <style:style style:name="P16" style:family="paragraph" style:parent-style-name="Table_20_Contents">
      <style:paragraph-properties fo:text-align="center" style:justify-single-word="false"/>
      <style:text-properties fo:font-size="8pt" fo:font-weight="bold" officeooo:rsid="0078bc5f" officeooo:paragraph-rsid="0078bc5f"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paragraph-properties fo:text-align="center" style:justify-single-word="false"/>
      <style:text-properties style:font-name="Open Sans" fo:font-size="8pt" fo:font-weight="normal" officeooo:rsid="0078bc5f" officeooo:paragraph-rsid="0078bc5f" style:font-size-asian="8pt" style:font-size-complex="8pt"/>
    </style:style>
    <style:style style:name="P19" style:family="paragraph" style:parent-style-name="Table_20_Contents">
      <style:paragraph-properties fo:text-align="center" style:justify-single-word="false"/>
      <style:text-properties style:font-name="Open Sans" fo:font-size="11pt" fo:font-weight="normal" officeooo:rsid="0055ee0c" officeooo:paragraph-rsid="0055ee0c" style:font-size-asian="10.5pt"/>
    </style:style>
    <style:style style:name="P20" style:family="paragraph" style:parent-style-name="Table_20_Contents">
      <style:text-properties fo:font-size="7pt" style:font-size-asian="7pt" style:font-size-complex="7pt"/>
    </style:style>
    <style:style style:name="P21"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2" style:family="paragraph" style:parent-style-name="Table_20_Contents">
      <style:text-properties style:font-name="DejaVu Sans1" fo:font-size="10pt" style:font-size-asian="10pt" style:font-size-complex="10pt"/>
    </style:style>
    <style:style style:name="P23" style:family="paragraph" style:parent-style-name="Table_20_Contents">
      <style:paragraph-properties fo:text-align="center" style:justify-single-word="false"/>
      <style:text-properties style:font-name="DejaVu Sans1" fo:font-size="10pt" style:font-size-asian="10pt" style:font-size-complex="10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55ee0c" officeooo:paragraph-rsid="0055ee0c"/>
    </style:style>
    <style:style style:name="P26" style:family="paragraph" style:parent-style-name="Table_20_Contents">
      <style:paragraph-properties fo:text-align="justify" style:justify-single-word="false"/>
      <style:text-properties officeooo:rsid="0055ee0c" officeooo:paragraph-rsid="0055ee0c"/>
    </style:style>
    <style:style style:name="P27" style:family="paragraph" style:parent-style-name="Table_20_Contents">
      <style:paragraph-properties fo:text-align="center" style:justify-single-word="false"/>
      <style:text-properties officeooo:rsid="0056ed27" officeooo:paragraph-rsid="0056ed27"/>
    </style:style>
    <style:style style:name="P28" style:family="paragraph" style:parent-style-name="Table_20_Contents">
      <style:paragraph-properties fo:text-align="justify" style:justify-single-word="false"/>
      <style:text-properties officeooo:rsid="0056ed27" officeooo:paragraph-rsid="0056ed27"/>
    </style:style>
    <style:style style:name="P29" style:family="paragraph" style:parent-style-name="Table_20_Contents">
      <style:paragraph-properties fo:text-align="center" style:justify-single-word="false"/>
      <style:text-properties officeooo:rsid="0078bc5f" officeooo:paragraph-rsid="0078bc5f"/>
    </style:style>
    <style:style style:name="P30" style:family="paragraph" style:parent-style-name="Frame_20_contents">
      <style:paragraph-properties fo:text-align="end" style:justify-single-word="false"/>
      <style:text-properties officeooo:paragraph-rsid="00242b3f"/>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8bc5f" officeooo:paragraph-rsid="0078bc5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78bc5f" officeooo:paragraph-rsid="0078bc5f"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P34" style:family="paragraph" style:parent-style-name="Text_20_body">
      <style:paragraph-properties fo:text-align="center" style:justify-single-word="false"/>
      <style:text-properties style:font-name="DejaVu Sans" fo:font-size="10pt" style:font-size-asian="10pt" style:font-size-complex="10pt"/>
    </style:style>
    <style:style style:name="P35" style:family="paragraph" style:parent-style-name="Text_20_body">
      <style:text-properties officeooo:paragraph-rsid="0032d14d"/>
    </style:style>
    <style:style style:name="P36" style:family="paragraph" style:parent-style-name="Text_20_body">
      <style:text-properties officeooo:rsid="003b1bfb" officeooo:paragraph-rsid="003b1bfb"/>
    </style:style>
    <style:style style:name="P37" style:family="paragraph" style:parent-style-name="Text_20_body">
      <style:text-properties style:font-name="Open Sans" fo:font-size="11pt" fo:font-weight="normal" officeooo:rsid="003466f6" officeooo:paragraph-rsid="0058abd5" style:font-size-asian="10.5pt"/>
    </style:style>
    <style:style style:name="P38" style:family="paragraph" style:parent-style-name="Text_20_body">
      <style:text-properties style:font-name="Open Sans" fo:font-size="11pt" fo:font-weight="normal" officeooo:rsid="0058abd5" officeooo:paragraph-rsid="0058abd5" style:font-size-asian="10.5pt"/>
    </style:style>
    <style:style style:name="P39" style:family="paragraph" style:parent-style-name="Text_20_body">
      <style:text-properties officeooo:paragraph-rsid="004dcd0d"/>
    </style:style>
    <style:style style:name="P40" style:family="paragraph" style:parent-style-name="Text_20_body">
      <style:text-properties officeooo:paragraph-rsid="004f26d9"/>
    </style:style>
    <style:style style:name="P41" style:family="paragraph" style:parent-style-name="Text_20_body">
      <style:text-properties officeooo:rsid="00590f25" officeooo:paragraph-rsid="00590f25"/>
    </style:style>
    <style:style style:name="P42" style:family="paragraph" style:parent-style-name="Text_20_body">
      <style:text-properties officeooo:rsid="005be2ab" officeooo:paragraph-rsid="005be2ab"/>
    </style:style>
    <style:style style:name="P43" style:family="paragraph" style:parent-style-name="Text_20_body">
      <style:text-properties officeooo:rsid="0071f774" officeooo:paragraph-rsid="0071f774"/>
    </style:style>
    <style:style style:name="P44" style:family="paragraph" style:parent-style-name="Text_20_body">
      <style:text-properties officeooo:rsid="0072a16f" officeooo:paragraph-rsid="0072a16f"/>
    </style:style>
    <style:style style:name="P45" style:family="paragraph" style:parent-style-name="Text_20_body">
      <style:text-properties officeooo:rsid="0072a16f" officeooo:paragraph-rsid="0072a16f" fo:background-color="#000000"/>
    </style:style>
    <style:style style:name="P46" style:family="paragraph" style:parent-style-name="Text_20_body">
      <style:text-properties officeooo:rsid="0071f774" officeooo:paragraph-rsid="0071f774" fo:background-color="#000000"/>
    </style:style>
    <style:style style:name="P47" style:family="paragraph" style:parent-style-name="Text_20_body">
      <style:text-properties officeooo:rsid="0064cec6" officeooo:paragraph-rsid="008f192e" fo:background-color="#000000"/>
    </style:style>
    <style:style style:name="P48" style:family="paragraph" style:parent-style-name="Text_20_body">
      <style:text-properties officeooo:rsid="0094dee3" officeooo:paragraph-rsid="0094dee3" fo:background-color="#000000"/>
    </style:style>
    <style:style style:name="P49" style:family="paragraph" style:parent-style-name="Text_20_body">
      <style:text-properties officeooo:rsid="0096b28c" officeooo:paragraph-rsid="0096b28c" fo:background-color="#000000"/>
    </style:style>
    <style:style style:name="P50" style:family="paragraph" style:parent-style-name="Text_20_body">
      <style:text-properties officeooo:rsid="004b80e2" officeooo:paragraph-rsid="004b80e2"/>
    </style:style>
    <style:style style:name="P51" style:family="paragraph" style:parent-style-name="Text_20_body">
      <style:text-properties officeooo:rsid="005ec458" officeooo:paragraph-rsid="005ec458"/>
    </style:style>
    <style:style style:name="P52" style:family="paragraph" style:parent-style-name="Text_20_body">
      <style:text-properties style:text-line-through-style="none" style:text-line-through-type="none" officeooo:rsid="0072b884" officeooo:paragraph-rsid="0072b884"/>
    </style:style>
    <style:style style:name="P53" style:family="paragraph" style:parent-style-name="Text_20_body">
      <style:text-properties style:text-line-through-style="none" style:text-line-through-type="none" officeooo:rsid="0072b884" officeooo:paragraph-rsid="0072b884" fo:background-color="#000000"/>
    </style:style>
    <style:style style:name="P54" style:family="paragraph" style:parent-style-name="Text_20_body">
      <style:text-properties fo:font-weight="bold" officeooo:rsid="006b56e2" officeooo:paragraph-rsid="008f192e" fo:background-color="#000000" style:font-weight-asian="bold" style:font-weight-complex="bold"/>
    </style:style>
    <style:style style:name="P55" style:family="paragraph" style:parent-style-name="Text_20_body">
      <style:text-properties officeooo:paragraph-rsid="008245b5"/>
    </style:style>
    <style:style style:name="P56" style:family="paragraph" style:parent-style-name="Text_20_body">
      <style:text-properties officeooo:paragraph-rsid="0071f774"/>
    </style:style>
    <style:style style:name="P57" style:family="paragraph" style:parent-style-name="Text_20_body">
      <style:text-properties officeooo:rsid="008b4dc3" officeooo:paragraph-rsid="008b4dc3"/>
    </style:style>
    <style:style style:name="P58" style:family="paragraph" style:parent-style-name="Text_20_body">
      <style:text-properties officeooo:rsid="0066abc9" officeooo:paragraph-rsid="008f192e"/>
    </style:style>
    <style:style style:name="P59" style:family="paragraph" style:parent-style-name="Text_20_body">
      <style:text-properties officeooo:rsid="0062e8d3" officeooo:paragraph-rsid="008f192e"/>
    </style:style>
    <style:style style:name="P60" style:family="paragraph" style:parent-style-name="Text_20_body">
      <style:text-properties officeooo:rsid="006783d9" officeooo:paragraph-rsid="008f192e"/>
    </style:style>
    <style:style style:name="P61" style:family="paragraph" style:parent-style-name="Text_20_body">
      <style:text-properties fo:font-weight="normal" officeooo:rsid="006c2ebd" officeooo:paragraph-rsid="008f192e" style:font-weight-asian="normal" style:font-weight-complex="normal"/>
    </style:style>
    <style:style style:name="P62" style:family="paragraph" style:parent-style-name="Text_20_body">
      <style:text-properties officeooo:rsid="006963ed" officeooo:paragraph-rsid="008f192e"/>
    </style:style>
    <style:style style:name="P63" style:family="paragraph" style:parent-style-name="Text_20_body">
      <style:text-properties officeooo:rsid="0094dee3" officeooo:paragraph-rsid="0094dee3"/>
    </style:style>
    <style:style style:name="P64" style:family="paragraph" style:parent-style-name="Text_20_body">
      <style:text-properties officeooo:rsid="0096b28c" officeooo:paragraph-rsid="0096b28c"/>
    </style:style>
    <style:style style:name="P65" style:family="paragraph" style:parent-style-name="Balise">
      <style:text-properties style:use-window-font-color="true"/>
    </style:style>
    <style:style style:name="P66" style:family="paragraph" style:parent-style-name="Code">
      <style:text-properties style:font-name="DejaVu Sans" fo:font-size="10pt" style:font-size-asian="10pt" style:font-size-complex="10pt"/>
    </style:style>
    <style:style style:name="P67" style:family="paragraph" style:parent-style-name="Standard">
      <style:paragraph-properties fo:break-before="page"/>
    </style:style>
    <style:style style:name="P68" style:family="paragraph" style:parent-style-name="Tableau_20_entête">
      <style:paragraph-properties fo:text-align="center" style:justify-single-word="false"/>
    </style:style>
    <style:style style:name="P69" style:family="paragraph" style:parent-style-name="Contents_20_1">
      <style:paragraph-properties>
        <style:tab-stops>
          <style:tab-stop style:position="17.403cm" style:type="right" style:leader-style="dotted" style:leader-text="."/>
        </style:tab-stops>
      </style:paragraph-properties>
    </style:style>
    <style:style style:name="P70" style:family="paragraph" style:parent-style-name="Contents_20_2">
      <style:paragraph-properties>
        <style:tab-stops>
          <style:tab-stop style:position="16.903cm" style:type="right" style:leader-style="dotted" style:leader-text="."/>
        </style:tab-stops>
      </style:paragraph-properties>
    </style:style>
    <style:style style:name="P71" style:family="paragraph" style:parent-style-name="Contents_20_3">
      <style:paragraph-properties>
        <style:tab-stops>
          <style:tab-stop style:position="16.404cm" style:type="right" style:leader-style="dotted" style:leader-text="."/>
        </style:tab-stops>
      </style:paragraph-properties>
    </style:style>
    <style:style style:name="P72" style:family="paragraph" style:parent-style-name="Contents_20_4">
      <style:paragraph-properties>
        <style:tab-stops>
          <style:tab-stop style:position="15.905cm" style:type="right" style:leader-style="dotted" style:leader-text="."/>
        </style:tab-stops>
      </style:paragraph-properties>
    </style:style>
    <style:style style:name="P73" style:family="paragraph" style:parent-style-name="Contents_20_1">
      <style:paragraph-properties>
        <style:tab-stops>
          <style:tab-stop style:position="17.403cm" style:type="right" style:leader-style="dotted" style:leader-text="."/>
        </style:tab-stops>
      </style:paragraph-properties>
    </style:style>
    <style:style style:name="P74" style:family="paragraph" style:parent-style-name="Contents_20_2">
      <style:paragraph-properties>
        <style:tab-stops>
          <style:tab-stop style:position="16.903cm" style:type="right" style:leader-style="dotted" style:leader-text="."/>
        </style:tab-stops>
      </style:paragraph-properties>
    </style:style>
    <style:style style:name="P75" style:family="paragraph" style:parent-style-name="Contents_20_3">
      <style:paragraph-properties>
        <style:tab-stops>
          <style:tab-stop style:position="16.404cm" style:type="right" style:leader-style="dotted" style:leader-text="."/>
        </style:tab-stops>
      </style:paragraph-properties>
    </style:style>
    <style:style style:name="P76" style:family="paragraph" style:parent-style-name="Contents_20_4">
      <style:paragraph-properties>
        <style:tab-stops>
          <style:tab-stop style:position="15.905cm" style:type="right" style:leader-style="dotted" style:leader-text="."/>
        </style:tab-stops>
      </style:paragraph-properties>
    </style:style>
    <style:style style:name="P77" style:family="paragraph" style:parent-style-name="Heading_20_1">
      <style:text-properties officeooo:rsid="003b1bfb" officeooo:paragraph-rsid="003b1bfb"/>
    </style:style>
    <style:style style:name="P78" style:family="paragraph" style:parent-style-name="Heading_20_1">
      <style:text-properties officeooo:rsid="0040009e" officeooo:paragraph-rsid="0040009e"/>
    </style:style>
    <style:style style:name="P79" style:family="paragraph" style:parent-style-name="Heading_20_1">
      <style:text-properties officeooo:rsid="008b4dc3" officeooo:paragraph-rsid="008b4dc3"/>
    </style:style>
    <style:style style:name="P80" style:family="paragraph" style:parent-style-name="Heading_20_1">
      <style:paragraph-properties fo:break-before="page"/>
      <style:text-properties fo:color="#ffffff"/>
    </style:style>
    <style:style style:name="P81" style:family="paragraph" style:parent-style-name="Heading_20_2">
      <style:text-properties fo:color="#4c4c4c" style:font-name="Open Sans" fo:font-size="14pt" fo:font-weight="bold" officeooo:rsid="0096b28c" officeooo:paragraph-rsid="0096b28c" style:font-size-asian="10.5pt"/>
    </style:style>
    <style:style style:name="P82" style:family="paragraph" style:parent-style-name="Heading_20_2">
      <style:text-properties officeooo:rsid="0094dee3" officeooo:paragraph-rsid="0094dee3"/>
    </style:style>
    <style:style style:name="P83" style:family="paragraph" style:parent-style-name="Heading_20_2">
      <style:text-properties officeooo:paragraph-rsid="003b8f9a"/>
    </style:style>
    <style:style style:name="P84" style:family="paragraph" style:parent-style-name="Heading_20_2">
      <style:text-properties officeooo:rsid="008b4dc3" officeooo:paragraph-rsid="008b4dc3"/>
    </style:style>
    <style:style style:name="P85" style:family="paragraph" style:parent-style-name="Heading_20_2">
      <style:paragraph-properties fo:break-before="page"/>
      <style:text-properties officeooo:paragraph-rsid="0043723c"/>
    </style:style>
    <style:style style:name="P86" style:family="paragraph" style:parent-style-name="Heading_20_3">
      <style:text-properties officeooo:rsid="008f192e" officeooo:paragraph-rsid="008f192e"/>
    </style:style>
    <style:style style:name="P87" style:family="paragraph" style:parent-style-name="Heading_20_3">
      <style:text-properties officeooo:paragraph-rsid="00721c35"/>
    </style:style>
    <style:style style:name="P88" style:family="paragraph" style:parent-style-name="Heading_20_3">
      <style:text-properties officeooo:rsid="006e3823" officeooo:paragraph-rsid="006e3823"/>
    </style:style>
    <style:style style:name="P89" style:family="paragraph" style:parent-style-name="Text_20_body" style:list-style-name="L1"/>
    <style:style style:name="P90" style:family="paragraph" style:parent-style-name="Text_20_body" style:list-style-name="L1">
      <style:text-properties fo:font-weight="bold" officeooo:rsid="0078ee8b" officeooo:paragraph-rsid="0078ee8b" style:font-weight-asian="bold" style:font-weight-complex="bold"/>
    </style:style>
    <style:style style:name="P91" style:family="paragraph" style:parent-style-name="Text_20_body" style:list-style-name="L3">
      <style:text-properties fo:font-weight="bold" officeooo:rsid="00535a20" officeooo:paragraph-rsid="00535a20" style:font-weight-asian="bold" style:font-weight-complex="bold"/>
    </style:style>
    <style:style style:name="P92" style:family="paragraph" style:parent-style-name="Text_20_body" style:list-style-name="L3">
      <style:text-properties fo:font-weight="bold" officeooo:rsid="00547bd9" officeooo:paragraph-rsid="00547bd9" style:font-weight-asian="bold" style:font-weight-complex="bold"/>
    </style:style>
    <style:style style:name="P93" style:family="paragraph" style:parent-style-name="Text_20_body">
      <style:text-properties fo:font-weight="bold" officeooo:rsid="006783d9" officeooo:paragraph-rsid="008f192e" fo:background-color="#000000" style:font-weight-asian="bold" style:font-weight-complex="bold"/>
    </style:style>
    <style:style style:name="P94" style:family="paragraph" style:parent-style-name="Text_20_body" style:list-style-name="L2">
      <style:text-properties officeooo:paragraph-rsid="0052e258"/>
    </style:style>
    <style:style style:name="P95" style:family="paragraph" style:parent-style-name="Text_20_body" style:list-style-name="L2">
      <style:text-properties officeooo:rsid="0052e258" officeooo:paragraph-rsid="0052e258"/>
    </style:style>
    <style:style style:name="P96" style:family="paragraph" style:parent-style-name="Text_20_body" style:list-style-name="L3">
      <style:text-properties officeooo:paragraph-rsid="00548ff0"/>
    </style:style>
    <style:style style:name="P97" style:family="paragraph" style:parent-style-name="Text_20_body">
      <style:text-properties officeooo:rsid="008245b5" officeooo:paragraph-rsid="008245b5" fo:background-color="#000000"/>
    </style:style>
    <style:style style:name="P98" style:family="paragraph" style:parent-style-name="Text_20_body">
      <style:text-properties officeooo:rsid="008b4dc3" officeooo:paragraph-rsid="008b4dc3" fo:background-color="#000000"/>
    </style:style>
    <style:style style:name="P99" style:family="paragraph" style:parent-style-name="Text_20_body">
      <style:text-properties officeooo:rsid="008b4dc3" officeooo:paragraph-rsid="008b4dc3"/>
    </style:style>
    <style:style style:name="T1" style:family="text">
      <style:text-properties officeooo:rsid="0078bc5f"/>
    </style:style>
    <style:style style:name="T2"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T3"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T4"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48ff0" style:font-weight-asian="bold" style:font-weight-complex="bold"/>
    </style:style>
    <style:style style:name="T9" style:family="text">
      <style:text-properties fo:font-weight="bold" officeooo:rsid="0078ee8b" style:font-weight-asian="bold" style:font-weight-complex="bold"/>
    </style:style>
    <style:style style:name="T10" style:family="text">
      <style:text-properties fo:font-weight="bold" officeooo:rsid="007b5ad9" style:font-weight-asian="bold" style:font-weight-complex="bold"/>
    </style:style>
    <style:style style:name="T11" style:family="text">
      <style:text-properties officeooo:rsid="00103c23"/>
    </style:style>
    <style:style style:name="T12" style:family="text">
      <style:text-properties officeooo:rsid="002e03b8"/>
    </style:style>
    <style:style style:name="T13" style:family="text">
      <style:text-properties officeooo:rsid="003138d3"/>
    </style:style>
    <style:style style:name="T14" style:family="text">
      <style:text-properties officeooo:rsid="0032e14d"/>
    </style:style>
    <style:style style:name="T15" style:family="text">
      <style:text-properties officeooo:rsid="003b8f9a"/>
    </style:style>
    <style:style style:name="T16" style:family="text">
      <style:text-properties officeooo:rsid="0040ef49"/>
    </style:style>
    <style:style style:name="T17" style:family="text">
      <style:text-properties officeooo:rsid="004b6183"/>
    </style:style>
    <style:style style:name="T18" style:family="text">
      <style:text-properties fo:language="fr" fo:country="FR" officeooo:rsid="004b6cd6"/>
    </style:style>
    <style:style style:name="T19" style:family="text">
      <style:text-properties fo:language="fr" fo:country="FR" officeooo:rsid="004c53a8"/>
    </style:style>
    <style:style style:name="T20" style:family="text">
      <style:text-properties officeooo:rsid="004f26d9"/>
    </style:style>
    <style:style style:name="T21" style:family="text">
      <style:text-properties style:font-name="Open Sans" fo:font-size="11pt" fo:font-weight="normal" officeooo:rsid="0052e258" style:font-size-asian="10.5pt"/>
    </style:style>
    <style:style style:name="T22" style:family="text">
      <style:text-properties style:font-name="Open Sans" fo:font-size="11pt" fo:font-weight="normal" officeooo:rsid="0081687a" style:font-size-asian="10.5pt"/>
    </style:style>
    <style:style style:name="T23" style:family="text">
      <style:text-properties style:font-name="Open Sans" fo:font-size="11pt" fo:font-weight="normal" officeooo:rsid="008245b5" style:font-size-asian="10.5pt"/>
    </style:style>
    <style:style style:name="T24" style:family="text">
      <style:text-properties style:font-name="Open Sans" fo:font-size="11pt" fo:font-weight="normal" officeooo:rsid="008401e6" style:font-size-asian="10.5pt"/>
    </style:style>
    <style:style style:name="T25" style:family="text">
      <style:text-properties style:font-name="Open Sans" fo:font-size="11pt" fo:font-weight="normal" officeooo:rsid="00981efb" style:font-size-asian="10.5pt"/>
    </style:style>
    <style:style style:name="T26" style:family="text">
      <style:text-properties style:font-name="Open Sans" fo:font-size="12pt" fo:font-style="italic" fo:font-weight="bold" officeooo:rsid="003a729b" style:font-size-asian="10.5pt"/>
    </style:style>
    <style:style style:name="T27" style:family="text">
      <style:text-properties style:font-name="Open Sans" fo:font-size="12pt" fo:font-style="italic" fo:font-weight="bold" officeooo:rsid="00590f25" style:font-size-asian="10.5pt"/>
    </style:style>
    <style:style style:name="T28" style:family="text">
      <style:text-properties style:font-name="Open Sans" fo:font-size="12pt" fo:font-style="italic" fo:font-weight="bold" officeooo:rsid="005a1f05" style:font-size-asian="10.5pt"/>
    </style:style>
    <style:style style:name="T29" style:family="text">
      <style:text-properties fo:font-weight="normal" style:font-weight-asian="normal" style:font-weight-complex="normal"/>
    </style:style>
    <style:style style:name="T30" style:family="text">
      <style:text-properties fo:font-weight="normal" officeooo:rsid="00548ff0" style:font-weight-asian="normal" style:font-weight-complex="normal"/>
    </style:style>
    <style:style style:name="T31" style:family="text">
      <style:text-properties officeooo:rsid="0058abd5"/>
    </style:style>
    <style:style style:name="T32" style:family="text">
      <style:text-properties officeooo:rsid="00590f25"/>
    </style:style>
    <style:style style:name="T33" style:family="text">
      <style:text-properties officeooo:rsid="005d155d"/>
    </style:style>
    <style:style style:name="T34" style:family="text">
      <style:text-properties officeooo:rsid="005ec458"/>
    </style:style>
    <style:style style:name="T35" style:family="text">
      <style:text-properties officeooo:rsid="0061c3c6"/>
    </style:style>
    <style:style style:name="T36" style:family="text">
      <style:text-properties officeooo:rsid="0064cec6"/>
    </style:style>
    <style:style style:name="T37" style:family="text">
      <style:text-properties officeooo:rsid="006b56e2"/>
    </style:style>
    <style:style style:name="T38" style:family="text">
      <style:text-properties officeooo:rsid="0072a16f"/>
    </style:style>
    <style:style style:name="T39" style:family="text">
      <style:text-properties fo:color="#4c4c4c" style:font-name="Open Sans" fo:font-size="14pt" fo:font-style="italic" style:text-underline-style="none" fo:font-weight="bold" officeooo:rsid="00721c35" style:font-size-asian="10.5pt"/>
    </style:style>
    <style:style style:name="T40" style:family="text">
      <style:text-properties fo:color="#4c4c4c" style:font-name="Open Sans" fo:font-size="14pt" fo:font-style="italic" style:text-underline-style="none" fo:font-weight="bold" officeooo:rsid="0072a16f" style:font-size-asian="10.5pt"/>
    </style:style>
    <style:style style:name="T41" style:family="text">
      <style:text-properties style:text-line-through-style="solid" style:text-line-through-type="single"/>
    </style:style>
    <style:style style:name="T42" style:family="text">
      <style:text-properties style:text-line-through-style="none" style:text-line-through-type="none"/>
    </style:style>
    <style:style style:name="T43" style:family="text">
      <style:text-properties fo:color="#ffffff"/>
    </style:style>
    <style:style style:name="T44" style:family="text">
      <style:text-properties officeooo:rsid="007b5ad9"/>
    </style:style>
    <style:style style:name="T45" style:family="text">
      <style:text-properties officeooo:rsid="008021a4"/>
    </style:style>
    <style:style style:name="T46" style:family="text">
      <style:text-properties officeooo:rsid="008028bb"/>
    </style:style>
    <style:style style:name="T47" style:family="text">
      <style:text-properties officeooo:rsid="00863ad5"/>
    </style:style>
    <style:style style:name="T48" style:family="text">
      <style:text-properties fo:font-variant="small-caps" fo:color="#ffffff" style:font-name="Open Sans" fo:font-size="26pt" style:text-underline-style="none" fo:font-weight="bold" officeooo:rsid="0087d59a" fo:background-color="transparent" loext:char-shading-value="0" style:font-size-asian="10.5pt"/>
    </style:style>
    <style:style style:name="T49" style:family="text">
      <style:text-properties fo:background-color="#000000" loext:char-shading-value="0"/>
    </style:style>
    <style:style style:name="T50" style:family="text">
      <style:text-properties officeooo:rsid="008a7d28"/>
    </style:style>
    <style:style style:name="T51" style:family="text">
      <style:text-properties officeooo:rsid="008bbd92"/>
    </style:style>
    <style:style style:name="T52" style:family="text">
      <style:text-properties fo:background-color="transparent" loext:char-shading-value="0"/>
    </style:style>
    <style:style style:name="T53" style:family="text">
      <style:text-properties officeooo:rsid="0096b28c"/>
    </style:style>
    <style:style style:name="T54" style:family="text">
      <style:text-properties officeooo:rsid="0052e258"/>
    </style:style>
    <style:style style:name="T55" style:family="text">
      <style:text-properties officeooo:rsid="00981e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OCPizzApp</text:p>
            <text:p text:style-name="P7"/>
            <text:p text:style-name="P8"><text:title>Dossier d'exploitation</text:title></text:p>
            <text:p text:style-name="P7"/>
            <text:p text:style-name="P7">Version <text:span text:style-name="T44">1.0</text:span></text:p>
          </table:table-cell>
        </table:table-row>
        <table:table-row table:style-name="Tableau12.2">
          <table:table-cell table:style-name="Tableau12.A1" office:value-type="string">
            <text:p text:style-name="P11">Auteur</text:p>
            <text:p text:style-name="P14">Martin Gaucher</text:p>
            <text:p text:style-name="P15">Analyste développeur</text:p>
          </table:table-cell>
        </table:table-row>
      </table:table>
      <text:p text:style-name="P13"/>
      <text:p text:style-name="P12"/>
      <text:p text:style-name="P6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 Versions<text:tab/>3</text:p>
          <text:p text:style-name="P69">2 - Introduction<text:tab/>4</text:p>
          <text:p text:style-name="P70">2.1 - Objet du document<text:tab/>4</text:p>
          <text:p text:style-name="P70">2.2 - Références<text:tab/>4</text:p>
          <text:p text:style-name="P69">3 - Pré-requis<text:tab/>5</text:p>
          <text:p text:style-name="P70">3.1 - Système<text:tab/>5</text:p>
          <text:p text:style-name="P71">3.1.1 - Serveur Web<text:tab/>5</text:p>
          <text:p text:style-name="P71">3.1.2 - Serveur de Batches<text:tab/>5</text:p>
          <text:p text:style-name="P70">3.2 - Bases de données<text:tab/>5</text:p>
          <text:p text:style-name="P70">3.3 - Web-services<text:tab/>5</text:p>
          <text:p text:style-name="P69">4 - Procédure de déploiement<text:tab/>6</text:p>
          <text:p text:style-name="P70">4.1 - Configuration des fichiers<text:tab/>6</text:p>
          <text:p text:style-name="P71">4.1.1 - Artefacts<text:tab/>6</text:p>
          <text:p text:style-name="P71">4.1.2 - Variables d'environnement<text:tab/>6</text:p>
          <text:p text:style-name="P71">4.1.3 - Configuration<text:tab/>6</text:p>
          <text:p text:style-name="P72">4.1.3.1 - Fichier requirements.txt<text:tab/>6</text:p>
          <text:p text:style-name="P72">4.1.3.2 - Fichier Procfile<text:tab/>6</text:p>
          <text:p text:style-name="P72">4.1.3.3 - Fichier settings.py<text:tab/>7</text:p>
          <text:p text:style-name="P71">4.1.4 - Vérifications<text:tab/>7</text:p>
          <text:p text:style-name="P70">4.2 - Déploiement de l'Application Web<text:tab/>8</text:p>
          <text:p text:style-name="P71">4.2.1 - Déploiement de la base de donnée<text:tab/>8</text:p>
          <text:p text:style-name="P71">4.2.2 - Application web<text:tab/>8</text:p>
          <text:p text:style-name="P71">4.2.3 - Serveur web<text:tab/>8</text:p>
          <text:p text:style-name="P69">5 - Procédure de démarrage / arrêt<text:tab/>9</text:p>
          <text:p text:style-name="P70">5.1 - Démarrage du serveur<text:tab/>9</text:p>
          <text:p text:style-name="P70">5.2 - Arrêt du serveur<text:tab/>9</text:p>
          <text:p text:style-name="P69">6 - Procédure de sauvegarde et restauration<text:tab/>10</text:p>
          <text:p text:style-name="P70">6.1 - Base de données<text:tab/>10</text:p>
          <text:p text:style-name="P71">6.1.1 - Importer une base de données<text:tab/>10</text:p>
          <text:p text:style-name="P71">6.1.2 - Effectuer une récupération de la base de donnée<text:tab/>10</text:p>
          <text:p text:style-name="P69">7 - Supervision/Monitoring<text:tab/>11</text:p>
          <text:p text:style-name="P70">7.1 - Supervision de l’application web<text:tab/>11</text:p>
          <text:p text:style-name="P69">8 - Maintenance<text:tab/>12</text:p>
          <text:p text:style-name="P70">8.1 - Mettre l’application en mode maintenance<text:tab/>12</text:p>
          <text:p text:style-name="P70">8.2 - Remettre l’application en ligne<text:tab/>12</text:p>
          <text:p text:style-name="P70">8.3 - Vérifier si l’application est en maintenance<text:tab/>12</text:p>
        </text:index-body>
      </text:table-of-content>
      <text:p text:style-name="P65"/>
      <text:p text:style-name="P65"/>
      <text:h text:style-name="P80" text:outline-level="1"><text:bookmark-start text:name="__RefHeading___Toc3470_2669300247"/>Versions<text:bookmark-end text:name="__RefHeading___Toc3470_2669300247"/></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8">Auteur</text:p>
          </table:table-cell>
          <table:table-cell table:style-name="Tableau7.A1" office:value-type="string">
            <text:p text:style-name="P68">Date</text:p>
          </table:table-cell>
          <table:table-cell table:style-name="Tableau7.A1" office:value-type="string">
            <text:p text:style-name="Tableau_20_entête">Description</text:p>
          </table:table-cell>
          <table:table-cell table:style-name="Tableau7.A1" office:value-type="string">
            <text:p text:style-name="P68">Version</text:p>
          </table:table-cell>
        </table:table-row>
        <table:table-row table:style-name="Tableau7.2">
          <table:table-cell table:style-name="Tableau7.A2" office:value-type="string">
            <text:p text:style-name="P29">Martin Gaucher</text:p>
          </table:table-cell>
          <table:table-cell table:style-name="Tableau7.B2" office:value-type="string">
            <text:p text:style-name="P29">18/02/2020</text:p>
          </table:table-cell>
          <table:table-cell table:style-name="Tableau7.C2" office:value-type="string">
            <text:p text:style-name="Table_20_Contents">Création du document</text:p>
          </table:table-cell>
          <table:table-cell table:style-name="Tableau7.D2" office:value-type="string">
            <text:p text:style-name="P29">1.0</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
      <text:p text:style-name="P66"/>
      <text:p text:style-name="P34"/>
      <text:h text:style-name="Heading_20_1" text:outline-level="1"><text:bookmark-start text:name="__RefHeading___Toc3472_2669300247"/>Introduction<text:bookmark-end text:name="__RefHeading___Toc3472_2669300247"/></text:h>
      <text:h text:style-name="Heading_20_2" text:outline-level="2"><text:bookmark-start text:name="__RefHeading___Toc3474_2669300247"/>Objet du document<text:bookmark-end text:name="__RefHeading___Toc3474_2669300247"/></text:h>
      <text:p text:style-name="Text_20_body">Le présent document constitue le <text:span text:style-name="T12">dossier d’exploitation </text:span>de l'application <text:span text:style-name="T17">OCPizza. L’objectif de ce document est de détailler ce qu’il faut faire pour que l’application soit installée correctement et sereinement.</text:span></text:p>
      <text:h text:style-name="Heading_20_2" text:outline-level="2"><text:bookmark-start text:name="__RefHeading___Toc3476_2669300247"/>Références<text:bookmark-end text:name="__RefHeading___Toc3476_2669300247"/></text:h>
      <text:p text:style-name="Text_20_body">Pour de plus amples informations, se référer:</text:p>
      <text:list xml:id="list1836447402" text:style-name="L1">
        <text:list-item>
          <text:p text:style-name="P89"><text:span text:style-name="T9">MG - </text:span><text:span text:style-name="T10">DCT</text:span><text:span text:style-name="T7"> – </text:span><text:span text:style-name="T9">1.1</text:span> : Dossier de <text:span text:style-name="T11">conception</text:span> technique de l'application</text:p>
        </text:list-item>
        <text:list-item>
          <text:p text:style-name="P90">MG – FO - <text:span text:style-name="T44">1</text:span>.1 : <text:span text:style-name="T29">Dossier de conception fonctionnel de l’application</text:span></text:p>
        </text:list-item>
      </text:list>
      <text:h text:style-name="P77" text:outline-level="1"><text:bookmark-start text:name="__RefHeading___Toc3478_2669300247"/>Pré-requis<text:bookmark-end text:name="__RefHeading___Toc3478_2669300247"/></text:h>
      <text:h text:style-name="Heading_20_2" text:outline-level="2"><text:bookmark-start text:name="__RefHeading___Toc3480_2669300247"/>Système<text:bookmark-end text:name="__RefHeading___Toc3480_2669300247"/></text:h>
      <text:h text:style-name="Heading_20_3" text:outline-level="3"><text:bookmark-start text:name="__RefHeading___Toc3482_2669300247"/>Serveur Web<text:bookmark-end text:name="__RefHeading___Toc3482_2669300247"/></text:h>
      <text:p text:style-name="P50">La mise en place du serveur web sera assurée par gunicorn. </text:p>
      <text:h text:style-name="Heading_20_3" text:outline-level="3"><text:bookmark-start text:name="__RefHeading___Toc3484_2669300247"/>Serveur de Batches<text:bookmark-end text:name="__RefHeading___Toc3484_2669300247"/></text:h>
      <text:p text:style-name="P50">Il y a un serveur de batch présent sur Héroku. On peut y lancer des commandes pour pouvoir ajouter, supprimer ou bien modifier des fichiers.</text:p>
      <text:h text:style-name="Heading_20_2" text:outline-level="2"><text:bookmark-start text:name="__RefHeading___Toc3486_2669300247"/>Bases de données<text:bookmark-end text:name="__RefHeading___Toc3486_2669300247"/></text:h>
      <text:p text:style-name="P39"><text:span text:style-name="T18">Le serveur de base de données sera hébergé sur Heroku. </text:span><text:span text:style-name="T19">On utilisera la dernière version de PSQL(12.2).</text:span></text:p>
      <text:h text:style-name="Heading_20_2" text:outline-level="2"><text:bookmark-start text:name="__RefHeading___Toc3488_2669300247"/>Web-services<text:bookmark-end text:name="__RefHeading___Toc3488_2669300247"/></text:h>
      <text:p text:style-name="P40"><text:span text:style-name="T20">L’API (Application Program Interface) Google Maps devra être fonctionnelle. Pour s’assurer de sa bonne marche, il faudra vérifier que ces éléments </text:span><text:span text:style-name="T21">soient</text:span><text:span text:style-name="T20"> bien configurés:</text:span></text:p>
      <text:list xml:id="list973282403" text:style-name="L2">
        <text:list-item>
          <text:p text:style-name="P95">avoir un accès à la Google Search Console en ayant entré ses données bancaires (sinon on ne nous donne pas accès à l’application).</text:p>
        </text:list-item>
        <text:list-item>
          <text:p text:style-name="P95">possèder une clé API pour faire le lien entre notre compte Google et l’application.</text:p>
        </text:list-item>
        <text:list-item>
          <text:p text:style-name="P94"><text:span text:style-name="T54">veiller à ne pas dépasser le nombre de requêtes auquel nous avons souscrit au risque que l’application ne fonctionne plus.</text:span></text:p>
        </text:list-item>
      </text:list>
      <text:h text:style-name="P77" text:outline-level="1"><text:bookmark-start text:name="__RefHeading___Toc3490_2669300247"/>Procédure de déploiement<text:bookmark-end text:name="__RefHeading___Toc3490_2669300247"/></text:h>
      <text:h text:style-name="P81" text:outline-level="2"><text:bookmark-start text:name="__RefHeading___Toc3492_2669300247"/>Configuration des fichiers<text:bookmark-end text:name="__RefHeading___Toc3492_2669300247"/></text:h>
      <text:h text:style-name="Heading_20_3" text:outline-level="3"><text:bookmark-start text:name="__RefHeading___Toc3494_2669300247"/>Artefacts<text:bookmark-end text:name="__RefHeading___Toc3494_2669300247"/></text:h>
      <text:p text:style-name="Text_20_body">Les batches de <text:span text:style-name="T14">l’application OCPizza</text:span> sont construits sous la forme d'une archive ZIP contenant les répertoires :</text:p>
      <text:list xml:id="list1835355922" text:style-name="L3">
        <text:list-item>
          <text:p text:style-name="P91">ocpizza<text:span text:style-name="T47">pp</text:span><text:span text:style-name="T29">: Contient tous les fichiers liés à la configuration de l’application.</text:span></text:p>
        </text:list-item>
        <text:list-item>
          <text:p text:style-name="P91">ventes<text:span text:style-name="T29">: Ce dossier contient l’application qui gère les ventes.</text:span></text:p>
        </text:list-item>
        <text:list-item>
          <text:p text:style-name="P91">production<text:span text:style-name="T29">: Ce dossier contient l’application qui gére la production.</text:span></text:p>
        </text:list-item>
        <text:list-item>
          <text:p text:style-name="P91">templates<text:span text:style-name="T29">: Les templates utilisés seront stockés dans ce dossier.</text:span></text:p>
        </text:list-item>
        <text:list-item>
          <text:p text:style-name="P91">static<text:span text:style-name="T29">: Ce dossier contient les assets (js, css, …)</text:span></text:p>
        </text:list-item>
        <text:list-item>
          <text:p text:style-name="P92">requirement.txt<text:span text:style-name="T29">: Ce fichier contient toutes les dépendances pythons nécessaires au projet.</text:span></text:p>
        </text:list-item>
        <text:list-item>
          <text:p text:style-name="P96"><text:span text:style-name="T8">Procfile</text:span><text:span text:style-name="T30">: Fichier de configuration nécessaire pour faire tourner le serveur web gunicorn</text:span></text:p>
        </text:list-item>
      </text:list>
      <text:h text:style-name="Heading_20_3" text:outline-level="3"><text:bookmark-start text:name="__RefHeading___Toc3496_2669300247"/>Variables d'environnement<text:bookmark-end text:name="__RefHeading___Toc3496_2669300247"/></text:h>
      <text:p text:style-name="P35">Voici les variables d'environnement reconnues par les batches de <text:span text:style-name="T13">l’application OCPizzApp:</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8">Nom</text:p>
          </table:table-cell>
          <table:table-cell table:style-name="Tableau2.A1" office:value-type="string">
            <text:p text:style-name="P68">Obligatoire</text:p>
          </table:table-cell>
          <table:table-cell table:style-name="Tableau2.C1" office:value-type="string">
            <text:p text:style-name="Tableau_20_entête">Description</text:p>
          </table:table-cell>
        </table:table-row>
        <table:table-row>
          <table:table-cell table:style-name="Tableau2.A3" office:value-type="string">
            <text:p text:style-name="P25">ENV_MODE</text:p>
          </table:table-cell>
          <table:table-cell table:style-name="Tableau2.B3" office:value-type="string">
            <text:p text:style-name="P19">Oui</text:p>
          </table:table-cell>
          <table:table-cell table:style-name="Tableau2.C3" office:value-type="string">
            <text:p text:style-name="P26">Précise si l’application est en mode Production ou Développement</text:p>
          </table:table-cell>
        </table:table-row>
        <table:table-row>
          <table:table-cell table:style-name="Tableau2.A3" office:value-type="string">
            <text:p text:style-name="P25">GMAP_API_KEY</text:p>
          </table:table-cell>
          <table:table-cell table:style-name="Tableau2.B3" office:value-type="string">
            <text:p text:style-name="P25">Oui</text:p>
          </table:table-cell>
          <table:table-cell table:style-name="Tableau2.C3" office:value-type="string">
            <text:p text:style-name="P26">Stock la clé API nécessaire au bon fonctionnement de GMAP</text:p>
          </table:table-cell>
        </table:table-row>
        <table:table-row>
          <table:table-cell table:style-name="Tableau2.A4" office:value-type="string">
            <text:p text:style-name="P27">SECRET_KEY</text:p>
          </table:table-cell>
          <table:table-cell table:style-name="Tableau2.B4" office:value-type="string">
            <text:p text:style-name="P27">Oui</text:p>
          </table:table-cell>
          <table:table-cell table:style-name="Tableau2.C4" office:value-type="string">
            <text:p text:style-name="P28">Clé secrète utiliser par Django pour rendre l’application unique.</text:p>
          </table:table-cell>
        </table:table-row>
      </table:table>
      <text:p text:style-name="P35"/>
      <text:p text:style-name="P37">P<text:span text:style-name="T31">our définir les variables d’environnement, il y a deux manières:</text:span></text:p>
      <text:p text:style-name="P38">La première est de passer par l’interface d’Heroku dans les configurations de l’application.</text:p>
      <text:p text:style-name="P38">La seconde manière est de les définir par le biais d’Heroku CLI. </text:p>
      <text:h text:style-name="Heading_20_3" text:outline-level="3"><text:bookmark-start text:name="__RefHeading___Toc3498_2669300247"/>Configuration<text:bookmark-end text:name="__RefHeading___Toc3498_2669300247"/></text:h>
      <text:p text:style-name="Text_20_body">Voici les différents fichiers de configuration:</text:p>
      <text:h text:style-name="Heading_20_4" text:outline-level="4"><text:bookmark-start text:name="__RefHeading___Toc3500_2669300247"/>Fichier <text:span text:style-name="T26">r</text:span><text:span text:style-name="T27">equirements</text:span>.<text:span text:style-name="T32">txt</text:span><text:bookmark-end text:name="__RefHeading___Toc3500_2669300247"/></text:h>
      <text:p text:style-name="P41">Ce fichier contient toutes les dépendances python nécessaires pour faire fonctionner le projet. </text:p>
      <text:h text:style-name="Heading_20_4" text:outline-level="4"><text:bookmark-start text:name="__RefHeading___Toc3502_2669300247"/>Fichier <text:span text:style-name="T26">P</text:span><text:span text:style-name="T28">rocfile</text:span><text:bookmark-end text:name="__RefHeading___Toc3502_2669300247"/></text:h>
      <text:p text:style-name="P42">Ce fichier est à configurer afin de pouvoir fai<text:span text:style-name="T33">r</text:span>e fonctionner le serveur web <text:span text:style-name="T33">(gunicorn)</text:span>. </text:p>
      <text:h text:style-name="Heading_20_4" text:outline-level="4"><text:bookmark-start text:name="__RefHeading___Toc3504_2669300247"/><text:soft-page-break/>Fichier <text:span text:style-name="T34">settings.py</text:span><text:bookmark-end text:name="__RefHeading___Toc3504_2669300247"/></text:h>
      <text:p text:style-name="P51">C’est le fichier de configuration de l’application Django. </text:p>
      <text:h text:style-name="Heading_20_3" text:outline-level="3"><text:bookmark-start text:name="__RefHeading___Toc3506_2669300247"/>Vérifications<text:bookmark-end text:name="__RefHeading___Toc3506_2669300247"/></text:h>
      <text:p text:style-name="P36">Afin de vérifier le bon déploiement des batches, <text:span text:style-name="T35">on pourrait imaginer une commande Django personnalisée qui testerait que tout est bien en place.</text:span></text:p>
      <text:p text:style-name="P36"/>
      <text:h text:style-name="P85" text:outline-level="2"><text:bookmark-start text:name="__RefHeading___Toc3508_2669300247"/>Déploiement de l'Application Web<text:bookmark-end text:name="__RefHeading___Toc3508_2669300247"/></text:h>
      <text:h text:style-name="P86" text:outline-level="3"><text:bookmark-start text:name="__RefHeading___Toc5816_2669300247"/>Déploiement de la base de donnée<text:bookmark-end text:name="__RefHeading___Toc5816_2669300247"/></text:h>
      <text:p text:style-name="P59">Pour que la base de donnée soit bien à jour, il faut effectuer la migration Django associée. <text:span text:style-name="T36">Pour se faire, il suffit d’effectuer cette commande lorsque le serveur est en marche pour vérifier les migrations en cours:</text:span></text:p>
      <text:p text:style-name="P47">heroku run ./manage.py makemigrations</text:p>
      <text:p text:style-name="P47">heroku run ./manage.py migrate</text:p>
      <text:p text:style-name="P58">Si la migration s’est bien déroulé<text:span text:style-name="T55">e</text:span>, un message est affiché. Si l’inverse se produit il faudra contacter le développeur en charge de l’installation de la base de donnée<text:span text:style-name="T50">s</text:span>.</text:p>
      <text:h text:style-name="P86" text:outline-level="3"><text:bookmark-start text:name="__RefHeading___Toc5818_2669300247"/>Application web<text:bookmark-end text:name="__RefHeading___Toc5818_2669300247"/></text:h>
      <text:p text:style-name="P60">Pour mettre en place l’application web, il faudra bien s’assurer que la liaison entre notre projet local et le serveur d’Heroku est bien assurée. Pour cela il faut vérifier si git est bien relié entre les deux instances. Une fois que cette vérification est faite et que Git est fonctionnel, il faudra exécuter la commande suivante pour envoyer tout le code sur le serveur: </text:p>
      <text:p text:style-name="P93">git push heroku master</text:p>
      <text:p text:style-name="P93"/>
      <text:h text:style-name="P86" text:outline-level="3"><text:bookmark-start text:name="__RefHeading___Toc5820_2669300247"/>Serveur web<text:bookmark-end text:name="__RefHeading___Toc5820_2669300247"/></text:h>
      <text:p text:style-name="P62">Le serveur web devra être configuré via le fichier de configuration appelé Procfile. Sans ce dernier le serveur web ne pourra pas tourner. <text:span text:style-name="T37">Il doit contenir cette ligne:</text:span></text:p>
      <text:p text:style-name="P54">web:gunicorn ocpizza.run:app</text:p>
      <text:p text:style-name="P61"><text:span text:style-name="T52">Il faut aussi que gunicorn soit présent dans les requirements.txt afin qu’il soit installé et que tout</text:span><text:span text:style-name="T49"> </text:span><text:span text:style-name="T52">marche pour le mieux.</text:span></text:p>
      <text:h text:style-name="P78" text:outline-level="1"><text:bookmark-start text:name="__RefHeading___Toc3526_2669300247"/>Procédure de démarrage / arrêt<text:bookmark-end text:name="__RefHeading___Toc3526_2669300247"/></text:h>
      <text:h text:style-name="P82" text:outline-level="2"><text:bookmark-start text:name="__RefHeading___Toc5822_2669300247"/>Démarrage du serveur<text:bookmark-end text:name="__RefHeading___Toc5822_2669300247"/></text:h>
      <text:p text:style-name="P63">Après avoir suivi les étapes précédentes de la configuration des fichiers de l’application, il faudra effectuer cette commande dans heroku <text:span text:style-name="T53">CLI</text:span>:</text:p>
      <text:p text:style-name="P48">heroku ps:scale web=1</text:p>
      <text:p text:style-name="P48"/>
      <text:h text:style-name="P82" text:outline-level="2"><text:bookmark-start text:name="__RefHeading___Toc5824_2669300247"/>Arrêt du serveur<text:bookmark-end text:name="__RefHeading___Toc5824_2669300247"/></text:h>
      <text:p text:style-name="P64">Pour que l’application s’arrête, il suffit d’effectuer cette commande:</text:p>
      <text:p text:style-name="P49">heroku ps:scale web=0</text:p>
      <text:h text:style-name="Heading_20_1" text:outline-level="1"><text:bookmark-start text:name="__RefHeading___Toc3534_2669300247"/><text:span text:style-name="T43">Procédure</text:span> de <text:span text:style-name="T48">sauvegarde et restauration</text:span><text:bookmark-end text:name="__RefHeading___Toc3534_2669300247"/></text:h>
      <text:h text:style-name="Heading_20_2" text:outline-level="2"><text:bookmark-start text:name="__RefHeading___Toc3536_2669300247"/><text:span text:style-name="T16">B</text:span>ase de données<text:bookmark-end text:name="__RefHeading___Toc3536_2669300247"/></text:h>
      <text:h text:style-name="P87" text:outline-level="3"><text:bookmark-start text:name="__RefHeading___Toc3538_2669300247"/><text:span text:style-name="T39">I</text:span><text:span text:style-name="T40">mporter</text:span><text:span text:style-name="T38"> une base de données</text:span><text:bookmark-end text:name="__RefHeading___Toc3538_2669300247"/></text:h>
      <text:p text:style-name="P44">Nous devons d’abord compresser la base de donnée dans le bon format. Pour se faire, il faut utiliser l<text:span text:style-name="T55">a commande</text:span> pg_dump. Voici la commande à effectu<text:span text:style-name="T46">er</text:span> pour compresser et récupérer la base local au bon format:</text:p>
      <text:p text:style-name="P45">PGPASSWORD=&lt;mot-de-passe&gt; pg_dump -Fc –no-acl <text:span text:style-name="T42">h localhost U &lt;utilisateur&gt; &lt;nom-de</text:span><text:span text:style-name="T41">-</text:span><text:span text:style-name="T42">la-base&gt; &gt; &lt;nom-de-la-base&gt;.dump</text:span></text:p>
      <text:p text:style-name="P52">Ensuite nous devons l’importer dans Heroku. Il faut d’abord créer une URL signé<text:span text:style-name="T46">e</text:span> comme suit:</text:p>
      <text:p text:style-name="P53">aws s3 presign s3://&lt;mon-adresse&gt;/&lt;mon-objet&gt;</text:p>
      <text:p text:style-name="P52">Puis importer la base de donnée dans Heroku:</text:p>
      <text:p text:style-name="P53">heroku pg:backups:restore ‘&lt;mon-url-signé&gt;’ &lt;URL-BASE-DE-DONNÉE&gt;</text:p>
      <text:h text:style-name="P88" text:outline-level="3"><text:bookmark-start text:name="__RefHeading___Toc3540_2669300247"/>Effectuer une récupération de la base de donnée<text:bookmark-end text:name="__RefHeading___Toc3540_2669300247"/></text:h>
      <text:p text:style-name="P43">Pour effectuer une sauvegarde de la base, on peut lancer ces deux commandes sur Heroku:</text:p>
      <text:p text:style-name="P46">heroku pg:backups:capture</text:p>
      <text:p text:style-name="P43">Cette commande permet de figer et de sauvegarder la base à un instant T.</text:p>
      <text:p text:style-name="P43">Puis pour <text:span text:style-name="T46">la </text:span>télécharger et <text:span text:style-name="T46">la </text:span>conserver, il faut effectuer la commande suivante:</text:p>
      <text:p text:style-name="P46">heroku pg:backups:download</text:p>
      <text:p text:style-name="P56"><text:bookmark-start text:name="__RefHeading___Toc3544_2669300247"/><text:bookmark-end text:name="__RefHeading___Toc3544_2669300247"/></text:p>
      <text:h text:style-name="Heading_20_1" text:outline-level="1"><text:bookmark-start text:name="__RefHeading___Toc3546_2669300247"/><text:span text:style-name="T15">Supervision</text:span>/Monitoring<text:bookmark-end text:name="__RefHeading___Toc3546_2669300247"/></text:h>
      <text:h text:style-name="P83" text:outline-level="2"><text:bookmark-start text:name="__RefHeading___Toc3548_2669300247"/><text:span text:style-name="T15">Supervision</text:span> de l’application web<text:bookmark-end text:name="__RefHeading___Toc3548_2669300247"/></text:h>
      <text:p text:style-name="P55"><text:span text:style-name="T46">On peut surveiller que l’application fonctionne bien depuis Heroku. L’application propose un service “Metrics” qui est payant. </text:span><text:span text:style-name="T22">De</text:span><text:span text:style-name="T25">p</text:span><text:span text:style-name="T22">uis le tableau de bord d’Heroku on pourra surveiller les charges du serveur et le trafic. </text:span></text:p>
      <text:p text:style-name="P55"><text:span text:style-name="T23">Si une erreur ou un dysfonctionnement survie</text:span><text:span text:style-name="T25">n</text:span><text:span text:style-name="T23">n</text:span><text:span text:style-name="T25">en</text:span><text:span text:style-name="T23">t, on peut vérifier les logs du serveur avec la commande suivante </text:span><text:span text:style-name="T24">(depuis heroku CLI)</text:span><text:span text:style-name="T23">:</text:span></text:p>
      <text:p text:style-name="P97">heroku logs</text:p>
      <text:p text:style-name="Text_20_body"><text:bookmark-start text:name="__RefHeading___Toc3552_2669300247"/><text:bookmark-end text:name="__RefHeading___Toc3552_266930024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1"><text:bookmark-start text:name="__RefHeading___Toc5826_2669300247"/>Maintenance<text:bookmark-end text:name="__RefHeading___Toc5826_2669300247"/></text:h>
      <text:h text:style-name="P84" text:outline-level="2"><text:bookmark-start text:name="__RefHeading___Toc5828_2669300247"/>Mettre l’application en mode maintenance<text:bookmark-end text:name="__RefHeading___Toc5828_2669300247"/></text:h>
      <text:p text:style-name="P57">Pour mettre l’application en mode maintenance il faut effectuer la commande suivante:</text:p>
      <text:p text:style-name="P57"><text:span text:style-name="T49">heroku maintenance:on</text:span></text:p>
      <text:h text:style-name="P84" text:outline-level="2"><text:bookmark-start text:name="__RefHeading___Toc5830_2669300247"/>Remettre l’application en ligne<text:bookmark-end text:name="__RefHeading___Toc5830_2669300247"/></text:h>
      <text:p text:style-name="P57">Pour remettre l’application en ligne après une maintenance <text:span text:style-name="T51">tapez</text:span> la commande suivante:</text:p>
      <text:p text:style-name="P57"><text:span text:style-name="T49">heroku maintenance:off</text:span></text:p>
      <text:h text:style-name="P84" text:outline-level="2"><text:bookmark-start text:name="__RefHeading___Toc5832_2669300247"/>Vérifier si l’application est en maintenance<text:bookmark-end text:name="__RefHeading___Toc5832_2669300247"/></text:h>
      <text:p text:style-name="P57">Pour vérifier si l’application est en mod<text:span text:style-name="T51">e</text:span> maintenance ou non, il suffit de taper la commande suivante:</text:p>
      <text:p text:style-name="P98">heroku maintenance</text:p>
      <text:p text:style-name="P57">Cela affichera en console si l’application est en maintenance (on) ou non (off).</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2"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style:font-name="Open Sans" fo:font-size="10pt" fo:font-weight="bold" officeooo:rsid="0078bc5f" officeooo:paragraph-rsid="0078bc5f"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78bc5f" officeooo:paragraph-rsid="0078bc5f"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style:font-name="Open Sans" fo:font-size="8pt" fo:font-weight="normal" officeooo:rsid="0078bc5f" officeooo:paragraph-rsid="0078bc5f"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8bc5f" officeooo:paragraph-rsid="0078bc5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78bc5f" officeooo:paragraph-rsid="0078bc5f" style:font-size-asian="9pt" style:font-style-asian="normal" style:font-size-complex="9pt" style:font-style-complex="normal"/>
    </style:style>
    <style:style style:name="MP12" style:family="paragraph" style:parent-style-name="Standard">
      <style:text-properties fo:font-size="2pt" officeooo:paragraph-rsid="00242b3f"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1" fo:font-size="10pt" style:font-size-asian="10pt" style:font-size-complex="10pt"/>
    </style:style>
    <style:style style:name="MP16" style:family="paragraph" style:parent-style-name="Table_20_Contents">
      <style:text-properties style:font-name="DejaVu Sans1"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officeooo:rsid="0078bc5f"/>
    </style:style>
    <style:style style:name="MT2"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MT3"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MT4"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OCPizza</text:p>
            </table:table-cell>
            <table:table-cell table:style-name="Tableau6.B1" office:value-type="string">
              <text:p text:style-name="MP2">OC Pizza</text:p>
              <text:p text:style-name="MP3">OCPizzApp</text:p>
              <text:p text:style-name="MP4"><text:title>Dossier d'exploitation</text:title></text:p>
            </table:table-cell>
            <table:table-cell table:style-name="Tableau6.C1" office:value-type="string">
              <text:p text:style-name="MP5">Version : <text:span text:style-name="MT1">1.0</text:span></text:p>
              <text:p text:style-name="MP5">Date : <text:span text:style-name="MT1">18/02/2020</text:span></text:p>
              <text:p text:style-name="MP5">Page : <text:page-number text:select-page="current">11</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46cm" svg:y="-0.072cm" svg:width="2.515cm" svg:height="1.778cm" draw:z-index="0"><draw:image xlink:href="Pictures/100002010000034A000002538EE5C7FE0DECEAAA.png" xlink:type="simple" xlink:show="embed" xlink:actuate="onLoad" loext:mime-type="image/png"/></draw:frame><draw:frame draw:style-name="Mfr1" draw:name="Image2" text:anchor-type="paragraph" svg:x="15.415cm" svg:y="-0.019cm" svg:width="1.413cm" svg:height="1.679cm" draw:z-index="1"><draw:image xlink:href="Pictures/10000201000001F900000258FE87AF42495B0771.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OC Pizza</text:p>
            </table:table-cell>
            <table:table-cell table:style-name="Tableau5.A1" office:value-type="string">
              <text:p text:style-name="MP10"><text:span text:style-name="MT2">1</text:span><text:span text:style-name="MT3">7 rue du Pépère Ronnie 61700 Domfront en Poiraie</text:span><text:span text:style-name="MT2"> – 0</text:span><text:span text:style-name="MT3">233383456</text:span><text:span text:style-name="MT2"> – </text:span><text:span text:style-name="MT3">ocpizza@miam.fr</text:span></text:p>
            </table:table-cell>
          </table:table-row>
          <table:table-row table:style-name="Tableau5.2">
            <table:table-cell table:style-name="Tableau5.A1" office:value-type="string">
              <text:p text:style-name="MP11">Www.ocpizza.fr</text:p>
            </table:table-cell>
            <table:table-cell table:style-name="Tableau5.A1" office:value-type="string">
              <text:p text:style-name="MP10"><text:span text:style-name="MT4">S.A.R.L. au capital de 10</text:span><text:span text:style-name="MT3">0 0</text:span><text:span text:style-name="MT4">00,00 € enregistrée au RCS de </text:span><text:span text:style-name="MT3">Caen – </text:span><text:span text:style-name="MT4">SIREN </text:span><text:span text:style-name="MT2">1</text:span><text:span text:style-name="MT3">23 123 123 – </text:span><text:span text:style-name="MT4">Code APE : 6202A</text:span></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5">open</text:span><text:span text:style-name="MT6">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0</text:page-number><text:s/>/ <text:page-count>12</text:page-count><text:s/></text:p>
            </table:table-cell>
          </table:table-row>
        </table:table>
        <text:p text:style-name="MP1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2-14T14:29:45.355181548</meta:creation-date>
    <meta:editing-duration>P0D</meta:editing-duration>
    <meta:editing-cycles>1</meta:editing-cycles>
    <meta:generator>LibreOffice/6.3.0.4$MacOSX_X86_64 LibreOffice_project/057fc023c990d676a43019934386b85b21a9ee99</meta:generator>
    <dc:title>Dossier d'exploitation</dc:title>
    <meta:document-statistic meta:table-count="7" meta:image-count="2" meta:object-count="0" meta:page-count="12" meta:paragraph-count="179" meta:word-count="1381" meta:character-count="8471" meta:non-whitespace-character-count="7303"/>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